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Segoe UI Semibold" fo:font-size="40pt" style:text-underline-style="none" style:font-size-asian="40pt" style:font-size-complex="40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40pt" style:text-underline-style="none" style:font-size-asian="40pt" style:font-size-complex="40p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 Narrow" fo:font-size="40pt" style:text-underline-style="none" style:font-size-asian="40pt" style:font-size-complex="40pt"/>
    </style:style>
    <style:style style:name="T8" style:family="text">
      <style:text-properties style:font-name="Liberation Sans Narrow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style:font-name="Liberation Sans1" fo:font-size="40pt" style:text-underline-style="none" fo:font-weight="bold" style:font-size-asian="40pt" style:font-weight-asian="bold" style:font-size-complex="40pt" style:font-weight-complex="bold"/>
    </style:style>
    <style:style style:name="T10" style:family="text">
      <style:text-properties fo:color="#f10d0c" style:font-name="Liberation Sans Narrow1" fo:font-size="40pt" style:text-underline-style="none" fo:font-weight="bold" style:font-name-asian="Liberation Sans Narrow1" style:font-size-asian="40pt" style:font-weight-asian="bold" style:font-name-complex="Liberation Sans Narrow1" style:font-size-complex="40pt" style:font-weight-complex="bold"/>
    </style:style>
    <style:style style:name="T11" style:family="text">
      <style:text-properties style:font-name="Liberation Sans Narrow" fo:font-size="40pt" style:text-underline-style="none" fo:font-weight="normal" style:font-size-asian="40pt" style:font-weight-asian="normal" style:font-size-complex="40pt" style:font-weight-complex="normal"/>
    </style:style>
    <style:style style:name="T12" style:family="text">
      <style:text-properties style:font-name="Liberation Sans Narrow"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style:font-name="Liberation Sans Narrow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style:font-name="Liberation Sans Narrow1" fo:font-size="20pt" style:text-underline-style="none" fo:font-weight="normal" style:font-name-asian="Liberation Sans Narrow1" style:font-size-asian="20pt" style:font-weight-asian="normal" style:font-name-complex="Liberation Sans Narrow1" style:font-size-complex="20pt" style:font-weight-complex="normal"/>
    </style:style>
    <style:style style:name="T15" style:family="text">
      <style:text-properties style:font-name="Liberation Sans Narrow" fo:font-size="20pt" style:text-underline-style="none" fo:font-weight="normal" style:font-name-asian="Liberation Sans Narrow1" style:font-size-asian="20pt" style:font-weight-asian="normal" style:font-name-complex="Liberation Sans Narrow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654cm" svg:height="7.004cm" svg:x="1.016cm" svg:y="0.508cm">
          <draw:text-box>
            <text:p text:style-name="P3"><text:span text:style-name="T3">SPECIAL HYMN</text:span></text:p>
            <text:p text:style-name="P3"><text:span text:style-name="T4">“</text:span><text:span text:style-name="T4">Our God Is Real and Present Here”</text:span></text:p>
            <text:p text:style-name="P3"><text:span text:style-name="T5">h</text:span></text:p>
            <text:p text:style-name="P3"><text:span text:style-name="T6">* vs. 1 students only</text:span></text:p>
            <text:p text:style-name="P3"><text:span text:style-name="T6"><text:s text:c="30"/></text:span><text:span text:style-name="T6">* vs. 2, 3, 4 congregation <text:s text:c="21"/></text:span></text:p>
            <text:p text:style-name="P3"><text:span text:style-name="T6">* vs. 5 students on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7">1.</text:span><text:span text:style-name="T8"> Our God is real and present here.</text:span></text:p>
            <text:p text:style-name="P6"><text:span text:style-name="T8"><text:s text:c="4"/></text:span><text:span text:style-name="T8">When troubles com we need not fear.</text:span></text:p>
            <text:p text:style-name="P6"><text:span text:style-name="T8"><text:s text:c="4"/></text:span><text:span text:style-name="T8">Though mountains tremble, waters foam,</text:span></text:p>
            <text:p text:style-name="P6"><text:span text:style-name="T8"><text:s text:c="4"/></text:span><text:span text:style-name="T8">Our God will not leaveus alone. <text:s/>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598cm" svg:x="1.016cm" svg:y="0.508cm">
          <draw:text-box>
            <text:p text:style-name="P6"><text:span text:style-name="T8"><text:s text:c="4"/></text:span><text:span text:style-name="T9">The LORD of Hosts with us alway;</text:span></text:p>
            <text:p text:style-name="P6"><text:span text:style-name="T9"><text:s text:c="8"/></text:span><text:span text:style-name="T9">the God of Jacob is our stay.</text:span></text:p>
            <text:p text:style-name="P6"><text:span text:style-name="T9"><text:s text:c="4"/></text:span><text:span text:style-name="T9">Our God is real and still remains;</text:span></text:p>
            <text:p text:style-name="P6"><text:span text:style-name="T9"><text:s text:c="8"/></text:span><text:span text:style-name="T9">The great I AM forever reigns!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7">2. </text:span><text:span text:style-name="T8">Our God is present, and when fear </text:span></text:p>
            <text:p text:style-name="P6"><text:span text:style-name="T8"><text:s text:c="8"/></text:span><text:span text:style-name="T8">or trouble comes be of good cheer;</text:span></text:p>
            <text:p text:style-name="P6"><text:span text:style-name="T8"><text:s text:c="5"/></text:span><text:span text:style-name="T8">For God’s own Son has washed away;</text:span></text:p>
            <text:p text:style-name="P6"><text:span text:style-name="T8"><text:s text:c="8"/></text:span><text:span text:style-name="T8">the sins that on our hearts now weigh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8"><text:s text:c="4"/></text:span><text:span text:style-name="T8">LORD Jesus Christ with us today;</text:span></text:p>
            <text:p text:style-name="P6"><text:span text:style-name="T8"><text:s text:c="8"/></text:span><text:span text:style-name="T8">He is the Truth, the Life, the Way.</text:span></text:p>
            <text:p text:style-name="P6"><text:span text:style-name="T8"><text:s text:c="4"/></text:span><text:span text:style-name="T8">He cam to us, His life to give,</text:span></text:p>
            <text:p text:style-name="P6"><text:span text:style-name="T8"><text:s text:c="8"/></text:span><text:span text:style-name="T8">That we might in His presence liv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8">3. The Holy Spirit has been sent,</text:span></text:p>
            <text:p text:style-name="P6"><text:span text:style-name="T8"><text:s text:c="8"/></text:span><text:span text:style-name="T8">to bring us into covenant</text:span></text:p>
            <text:p text:style-name="P6"><text:span text:style-name="T8"><text:s text:c="4"/></text:span><text:span text:style-name="T8">With God the Father and the Son,</text:span></text:p>
            <text:p text:style-name="P6"><text:span text:style-name="T8"><text:s text:c="8"/></text:span><text:span text:style-name="T8">and Comforter, to help us run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8"><text:s text:c="4"/></text:span><text:span text:style-name="T8">The race of thankfulness to God</text:span></text:p>
            <text:p text:style-name="P6"><text:span text:style-name="T8"><text:s text:c="8"/></text:span><text:span text:style-name="T8">upon this earth where Jesus trod,</text:span></text:p>
            <text:p text:style-name="P6"><text:span text:style-name="T8"><text:s text:c="4"/></text:span><text:span text:style-name="T8">So that in faith we shall remain</text:span></text:p>
            <text:p text:style-name="P6"><text:span text:style-name="T8"><text:s text:c="8"/></text:span><text:span text:style-name="T8">in Him who for the world was slain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8">4. The LORD is God and says, “Be still!</text:span></text:p>
            <text:p text:style-name="P6"><text:span text:style-name="T8"><text:s text:c="4"/></text:span><text:span text:style-name="T8">I an your fortress, and I will</text:span></text:p>
            <text:p text:style-name="P6"><text:span text:style-name="T8"><text:s text:c="4"/></text:span><text:span text:style-name="T8">Be lauded and exalted now!</text:span></text:p>
            <text:p text:style-name="P6"><text:span text:style-name="T8"><text:s text:c="4"/></text:span><text:span text:style-name="T8">MY WORD is true and this I vow;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8"><text:s text:c="4"/></text:span><text:span text:style-name="T8">I AM your God and I will make</text:span></text:p>
            <text:p text:style-name="P6"><text:span text:style-name="T8"><text:s text:c="8"/></text:span><text:span text:style-name="T8">All wars to cease, all bows to break;</text:span></text:p>
            <text:p text:style-name="P6"><text:span text:style-name="T8"><text:s text:c="4"/></text:span><text:span text:style-name="T8">The nations of the world I claim</text:span></text:p>
            <text:p text:style-name="P6"><text:span text:style-name="T8"><text:s text:c="8"/></text:span><text:span text:style-name="T8">And all the earth will praise My name!”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6.739cm" svg:x="1.016cm" svg:y="0.508cm">
          <draw:text-box>
            <text:p text:style-name="P6"><text:span text:style-name="T10">▲</text:span><text:span text:style-name="T11">5.</text:span><text:span text:style-name="T8"> To God the Father we now raise</text:span></text:p>
            <text:p text:style-name="P6"><text:span text:style-name="T8"><text:s text:c="4"/></text:span><text:span text:style-name="T8">Our songs of thanks and endless praise;</text:span></text:p>
            <text:p text:style-name="P6"><text:span text:style-name="T8"><text:s text:c="4"/></text:span><text:span text:style-name="T8">To God the Son, our risen Lord,</text:span></text:p>
            <text:p text:style-name="P6"><text:span text:style-name="T8"><text:s text:c="4"/></text:span><text:span text:style-name="T8">All honor, glory, we accord;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5.654cm" svg:height="14.02cm" svg:x="1.016cm" svg:y="0.508cm">
          <draw:text-box>
            <text:p text:style-name="P6"><text:span text:style-name="T11"><text:s text:c="4"/></text:span><text:span text:style-name="T8">To God the Spirit we bring laud,</text:span></text:p>
            <text:p text:style-name="P6"><text:span text:style-name="T8"><text:s text:c="8"/></text:span><text:span text:style-name="T8">who brought us to our faith in God;</text:span></text:p>
            <text:p text:style-name="P6"><text:span text:style-name="T8"><text:s text:c="4"/></text:span><text:span text:style-name="T8">So let us all, with hearts aflame,</text:span></text:p>
            <text:p text:style-name="P6"><text:span text:style-name="T8"><text:s text:c="8"/></text:span><text:span text:style-name="T8">The real and present God proclaim.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3">Text and music copyright</text:span></text:p>
            <text:p text:style-name="P6"><text:span text:style-name="T14">©</text:span><text:span text:style-name="T15"> 2018 by Jeffrey E. Burkart</text:span></text:p>
            <text:p text:style-name="P6"><text:span text:style-name="T15">All rights reserved.</text:span></text:p>
            <text:p text:style-name="P6"><text:span text:style-name="T15">Used by permission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3:07:26.631000000</meta:creation-date>
    <dc:title>Christ_Easter</dc:title>
    <meta:editing-duration>PT11M43S</meta:editing-duration>
    <meta:editing-cycles>3</meta:editing-cycles>
    <meta:generator>LibreOffice/6.1.3.2$Windows_X86_64 LibreOffice_project/86daf60bf00efa86ad547e59e09d6bb77c699acb</meta:generator>
    <dc:date>2019-01-24T15:34:25.358000000</dc:date>
    <meta:document-statistic meta:object-count="66"/>
  </office:meta>
</office:document-meta>
</file>